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3.86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7.8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134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wfred_loconet_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SP-12E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3" table:formula="of:=4*1.19" office:value-type="float" office:value="4.76" calcext:value-type="float">
            <text:p>4.760 </text:p>
          </table:table-cell>
          <table:table-cell table:style-name="ce5" table:formula="of:=ROUND([.G2]*[.C2];2)" office:value-type="float" office:value="4.76" calcext:value-type="float">
            <text:p>4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mm x 32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Service</text:p>
          </table:table-cell>
          <table:table-cell table:formula="of:=20/30" office:value-type="float" office:value="0.666666666666667" calcext:value-type="float">
            <text:p>0.666666666666667</text:p>
          </table:table-cell>
          <table:table-cell table:style-name="ce5" table:formula="of:=ROUND([.G3]*[.C3];2)" office:value-type="float" office:value="0.67" calcext:value-type="float">
            <text:p>0.6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ouser</text:p>
          </table:table-cell>
          <table:table-cell table:style-name="ce2" office:value-type="string" calcext:value-type="string">
            <text:p>81-GRM21BR60J107ME5L</text:p>
          </table:table-cell>
          <table:table-cell table:style-name="ce4" table:formula="of:=1.19*1.34" office:value-type="float" office:value="1.5946" calcext:value-type="float">
            <text:p>1.595 </text:p>
          </table:table-cell>
          <table:table-cell table:style-name="ce5" table:formula="of:=ROUND([.G4]*[.C4];2)" office:value-type="float" office:value="1.59" calcext:value-type="float">
            <text:p>1.5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1,C102,C104,C105,C202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C226M9PACLR</text:p>
          </table:table-cell>
          <table:table-cell table:style-name="ce3" table:formula="of:=1.19*0.162" office:value-type="float" office:value="0.19278" calcext:value-type="float">
            <text:p>0.193 </text:p>
          </table:table-cell>
          <table:table-cell table:style-name="ce5" table:formula="of:=ROUND([.G5]*[.C5];2)" office:value-type="float" office:value="0.96" calcext:value-type="float">
            <text:p>0.9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S1A-361413</text:p>
          </table:table-cell>
          <table:table-cell table:style-name="ce3" table:formula="of:=2.82*1.19" office:value-type="float" office:value="3.3558" calcext:value-type="float">
            <text:p>3.356 </text:p>
          </table:table-cell>
          <table:table-cell table:style-name="ce5" table:formula="of:=ROUND([.G6]*[.C6];2)" office:value-type="float" office:value="3.36" calcext:value-type="float">
            <text:p>3.3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DBL-5212</text:p>
          </table:table-cell>
          <table:table-cell table:style-name="ce3" table:formula="of:=0.864*1.19" office:value-type="float" office:value="1.02816" calcext:value-type="float">
            <text:p>1.028 </text:p>
          </table:table-cell>
          <table:table-cell table:style-name="ce5" table:formula="of:=ROUND([.G7]*[.C7];2)" office:value-type="float" office:value="1.03" calcext:value-type="float">
            <text:p>1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POS-5223</text:p>
          </table:table-cell>
          <table:table-cell table:style-name="ce3" table:formula="of:=0.324*1.19" office:value-type="float" office:value="0.38556" calcext:value-type="float">
            <text:p>0.386 </text:p>
          </table:table-cell>
          <table:table-cell table:style-name="ce5" table:formula="of:=ROUND([.G8]*[.C8];2)" office:value-type="float" office:value="0.39" calcext:value-type="float">
            <text:p>0.3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NEG-5201</text:p>
          </table:table-cell>
          <table:table-cell table:style-name="ce3" table:formula="of:=0.41*1.19" office:value-type="float" office:value="0.4879" calcext:value-type="float">
            <text:p>0.488 </text:p>
          </table:table-cell>
          <table:table-cell table:style-name="ce5" table:formula="of:=ROUND([.G9]*[.C9];2)" office:value-type="float" office:value="0.49" calcext:value-type="float">
            <text:p>0.4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3,D304,D305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7MM</text:p>
          </table:table-cell>
          <table:table-cell table:style-name="ce3" table:formula="of:=1.19*0.038" office:value-type="float" office:value="0.04522" calcext:value-type="float">
            <text:p>0.045 </text:p>
          </table:table-cell>
          <table:table-cell table:style-name="ce5" table:formula="of:=ROUND([.G10]*[.C10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,SW302,SW301</text:p>
          </table:table-cell>
          <table:table-cell office:value-type="string" calcext:value-type="string">
            <text:p>Taster_9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PTS645SM13SMTR92</text:p>
          </table:table-cell>
          <table:table-cell table:style-name="ce3" table:formula="of:=0.261*1.19" office:value-type="float" office:value="0.31059" calcext:value-type="float">
            <text:p>0.311 </text:p>
          </table:table-cell>
          <table:table-cell table:style-name="ce5" table:formula="of:=ROUND([.G11]*[.C11];2)" office:value-type="float" office:value="0.93" calcext:value-type="float">
            <text:p>0.9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1,R302,R304,R305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2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2]*[.C12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3]*[.C13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4]*[.C1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3,C2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 100N</text:p>
          </table:table-cell>
          <table:table-cell table:style-name="ce3" office:value-type="float" office:value="0.04" calcext:value-type="float">
            <text:p>0.040 </text:p>
          </table:table-cell>
          <table:table-cell table:style-name="ce5" table:formula="of:=ROUND([.G15]*[.C15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,R202,R203,R206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6]*[.C16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L_Fastron_PISN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PISM 22µ</text:p>
          </table:table-cell>
          <table:table-cell table:style-name="ce3" office:value-type="float" office:value="0.76" calcext:value-type="float">
            <text:p>0.760 </text:p>
          </table:table-cell>
          <table:table-cell table:style-name="ce5" table:formula="of:=ROUND([.G17]*[.C17];2)" office:value-type="float" office:value="0.76" calcext:value-type="float">
            <text:p>0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7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8]*[.C18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83-02</text:p>
          </table:table-cell>
          <table:table-cell table:style-name="ce3" office:value-type="float" office:value="0.26" calcext:value-type="float">
            <text:p>0.260 </text:p>
          </table:table-cell>
          <table:table-cell table:style-name="ce5" table:formula="of:=ROUND([.G19]*[.C19];2)" office:value-type="float" office:value="0.26" calcext:value-type="float">
            <text:p>0.2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69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53" calcext:value-type="float">
            <text:p>0.530 </text:p>
          </table:table-cell>
          <table:table-cell table:style-name="ce5" table:formula="of:=ROUND([.G20]*[.C20];2)" office:value-type="float" office:value="0.53" calcext:value-type="float">
            <text:p>0.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83-02</text:p>
          </table:table-cell>
          <table:table-cell table:style-name="ce3" office:value-type="float" office:value="0.26" calcext:value-type="float">
            <text:p>0.260 </text:p>
          </table:table-cell>
          <table:table-cell table:style-name="ce5" table:formula="of:=ROUND([.G21]*[.C21];2)" office:value-type="float" office:value="0.26" calcext:value-type="float">
            <text:p>0.2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69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53" calcext:value-type="float">
            <text:p>0.530 </text:p>
          </table:table-cell>
          <table:table-cell table:style-name="ce5" table:formula="of:=ROUND([.G22]*[.C22];2)" office:value-type="float" office:value="0.53" calcext:value-type="float">
            <text:p>0.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3" office:value-type="float" office:value="0.01" calcext:value-type="float">
            <text:p>0.010 </text:p>
          </table:table-cell>
          <table:table-cell table:style-name="ce5" table:formula="of:=ROUND([.G23]*[.C23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4]*[.C24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SSOP-8_4.4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920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 6920 D</text:p>
          </table:table-cell>
          <table:table-cell table:style-name="ce3" office:value-type="float" office:value="1.65" calcext:value-type="float">
            <text:p>1.650 </text:p>
          </table:table-cell>
          <table:table-cell table:style-name="ce5" table:formula="of:=ROUND([.G25]*[.C25];2)" office:value-type="float" office:value="1.65" calcext:value-type="float">
            <text:p>1.6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4,D305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6]*[.C26];2)" office:value-type="float" office:value="0.28" calcext:value-type="float">
            <text:p>0.2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0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3" office:value-type="float" office:value="0.02" calcext:value-type="float">
            <text:p>0.020 </text:p>
          </table:table-cell>
          <table:table-cell table:style-name="ce5" table:formula="of:=ROUND([.G27]*[.C27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formula="of:=SUM([.H2:.H27])" office:value-type="float" office:value="19.04" calcext:value-type="float">
            <text:p>19.04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fred_loconet_clock.A1:wfred_loconet_clock.H2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1:09:53.71447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10:15.518787563</dc:date>
    <meta:editing-duration>PT1H6M52S</meta:editing-duration>
    <meta:editing-cycles>6</meta:editing-cycles>
    <meta:generator>LibreOffice/6.2.8.2$Linux_X86_64 LibreOffice_project/20$Build-2</meta:generator>
    <meta:print-date>2019-09-12T19:11:57.283719515</meta:print-date>
    <meta:document-statistic meta:table-count="1" meta:cell-count="218" meta:object-count="0"/>
  </office:meta>
</office:document-meta>
</file>